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ftpFileObject.SftpFileObject( final FileName name , final SftpFileSystem file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ftpFileObject.doGetRandomAccessContent( final RandomAccess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Object.statSelf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ftpFileObject.doLis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Object.doListChildrenResolved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SftpFileObject.getInputStream( long filePoin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ftpInputStream.on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Object.doCreate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ftpFileObject.doDet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Object.setStat( SftpATTR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Object.doGetOutputStream( boolean b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ftpFileObject.doGetTyp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ftpFileObject.doGetLastModifiedTi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ftpFileObject.doGetInput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ftpFileObject.doSetLastModifiedTime( final long mo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ftpFileObject.do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ftpOutputStream.SftpOutputStream( final ChannelSftp channel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ftpFileObject.doRename( FileObject new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ftpFileObject.on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Object.doGetContent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ftpOutputStream.on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ftpFileObject.refre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ftpInputStream.SftpInputStream( final ChannelSftp channel , final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